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X^3</text:p>
          </table:table-cell>
          <table:table-cell office:value-type="string">
            <text:p>X^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B2]-[.$B$14])^2+2" office:value-type="float" office:value="27">
            <text:p>27</text:p>
          </table:table-cell>
          <table:table-cell/>
          <table:table-cell table:formula="of:=[.B2]^3" office:value-type="float" office:value="125">
            <text:p>125</text:p>
          </table:table-cell>
          <table:table-cell table:formula="of:=[.B2]^2"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B3]-[.$B$14])^2+2" office:value-type="float" office:value="18">
            <text:p>18</text:p>
          </table:table-cell>
          <table:table-cell/>
          <table:table-cell table:formula="of:=[.B3]^3" office:value-type="float" office:value="216">
            <text:p>216</text:p>
          </table:table-cell>
          <table:table-cell table:formula="of:=[.B3]^2" office:value-type="float" office:value="36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[.B4]-[.$B$14])^2+2" office:value-type="float" office:value="11">
            <text:p>11</text:p>
          </table:table-cell>
          <table:table-cell/>
          <table:table-cell table:formula="of:=[.B4]^3" office:value-type="float" office:value="343">
            <text:p>343</text:p>
          </table:table-cell>
          <table:table-cell table:formula="of:=[.B4]^2" office:value-type="float" office:value="49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B5]-[.$B$14])^2+2" office:value-type="float" office:value="6">
            <text:p>6</text:p>
          </table:table-cell>
          <table:table-cell/>
          <table:table-cell table:formula="of:=[.B5]^3" office:value-type="float" office:value="512">
            <text:p>512</text:p>
          </table:table-cell>
          <table:table-cell table:formula="of:=[.B5]^2" office:value-type="float" office:value="64">
            <text:p>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B6]-[.$B$14])^2+2" office:value-type="float" office:value="3">
            <text:p>3</text:p>
          </table:table-cell>
          <table:table-cell/>
          <table:table-cell table:formula="of:=[.B6]^3" office:value-type="float" office:value="729">
            <text:p>729</text:p>
          </table:table-cell>
          <table:table-cell table:formula="of:=[.B6]^2" office:value-type="float" office:value="81">
            <text:p>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([.B7]-[.$B$14])^2+2" office:value-type="float" office:value="2">
            <text:p>2</text:p>
          </table:table-cell>
          <table:table-cell/>
          <table:table-cell table:formula="of:=[.B7]^3" office:value-type="float" office:value="1000">
            <text:p>1000</text:p>
          </table:table-cell>
          <table:table-cell table:formula="of:=[.B7]^2"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([.B8]-[.$B$14])^2+2" office:value-type="float" office:value="3">
            <text:p>3</text:p>
          </table:table-cell>
          <table:table-cell/>
          <table:table-cell table:formula="of:=[.B8]^3" office:value-type="float" office:value="1331">
            <text:p>1331</text:p>
          </table:table-cell>
          <table:table-cell table:formula="of:=[.B8]^2" office:value-type="float" office:value="121">
            <text:p>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([.B9]-[.$B$14])^2+2" office:value-type="float" office:value="6">
            <text:p>6</text:p>
          </table:table-cell>
          <table:table-cell/>
          <table:table-cell table:formula="of:=[.B9]^3" office:value-type="float" office:value="1728">
            <text:p>1728</text:p>
          </table:table-cell>
          <table:table-cell table:formula="of:=[.B9]^2" office:value-type="float" office:value="144">
            <text:p>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([.B10]-[.$B$14])^2+2" office:value-type="float" office:value="11">
            <text:p>11</text:p>
          </table:table-cell>
          <table:table-cell/>
          <table:table-cell table:formula="of:=[.B10]^3" office:value-type="float" office:value="2197">
            <text:p>2197</text:p>
          </table:table-cell>
          <table:table-cell table:formula="of:=[.B10]^2" office:value-type="float" office:value="169">
            <text:p>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([.B11]-[.$B$14])^2+2" office:value-type="float" office:value="18">
            <text:p>18</text:p>
          </table:table-cell>
          <table:table-cell/>
          <table:table-cell table:formula="of:=[.B11]^3" office:value-type="float" office:value="2744">
            <text:p>2744</text:p>
          </table:table-cell>
          <table:table-cell table:formula="of:=[.B11]^2" office:value-type="float" office:value="196">
            <text:p>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([.B12]-[.$B$14])^2+2" office:value-type="float" office:value="27">
            <text:p>27</text:p>
          </table:table-cell>
          <table:table-cell/>
          <table:table-cell table:formula="of:=[.B12]^3" office:value-type="float" office:value="3375">
            <text:p>3375</text:p>
          </table:table-cell>
          <table:table-cell table:formula="of:=[.B12]^2" office:value-type="float" office:value="225">
            <text:p>22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mitjana</text:p>
          </table:table-cell>
          <table:table-cell table:formula="of:=AVERAGE([.B2:.B12])" office:value-type="float" office:value="10">
            <text:p>10</text:p>
          </table:table-cell>
          <table:table-cell table:formula="of:=AVERAGE([.C2:.C12])" office:value-type="float" office:value="12">
            <text:p>12</text:p>
          </table:table-cell>
          <table:table-cell/>
          <table:table-cell table:formula="of:=AVERAGE([.E2:.E12])" office:value-type="float" office:value="1300">
            <text:p>1300</text:p>
          </table:table-cell>
          <table:table-cell table:formula="of:=AVERAGE([.F2:.F12])" office:value-type="float" office:value="110">
            <text:p>110</text:p>
          </table:table-cell>
          <table:table-cell/>
          <table:table-cell table:formula="of:=[.E14]-3*[.B14]*[.F14]+2*[.B14]^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variancia</text:p>
          </table:table-cell>
          <table:table-cell table:formula="of:=VARP([.B2:.B12])" office:value-type="float" office:value="10">
            <text:p>10</text:p>
          </table:table-cell>
          <table:table-cell table:formula="of:=VARP([.C2:.C12])" office:value-type="float" office:value="78">
            <text:p>78</text:p>
          </table:table-cell>
          <table:table-cell table:number-columns-repeated="9"/>
        </table:table-row>
        <table:table-row table:style-name="ro1">
          <table:table-cell office:value-type="string">
            <text:p>desvtip</text:p>
          </table:table-cell>
          <table:table-cell table:formula="of:=SQRT([.B15])" office:value-type="float" office:value="3.16227766016838">
            <text:p>3,1622776602</text:p>
          </table:table-cell>
          <table:table-cell table:formula="of:=SQRT([.C15])" office:value-type="float" office:value="8.83176086632785">
            <text:p>8,8317608663</text:p>
          </table:table-cell>
          <table:table-cell table:number-columns-repeated="9"/>
        </table:table-row>
        <table:table-row table:style-name="ro2">
          <table:table-cell office:value-type="string">
            <text:p>covar(X,Y)</text:p>
          </table:table-cell>
          <table:table-cell/>
          <table:table-cell table:formula="of:=COVAR([.B2:.B12];[.C2:.C12])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string">
            <text:p>coefcorrel(X,Y)</text:p>
          </table:table-cell>
          <table:table-cell/>
          <table:table-cell table:formula="of:=CORREL([.B2:.B12];[.C2:.C12])" office:value-type="float" office:value="0">
            <text:p>0</text:p>
          </table:table-cell>
          <table:table-cell/>
          <table:table-cell table:style-name="ce2" office:value-type="string">
            <text:p>Nul.la relació lineal entre les variables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>
            <draw:frame table:end-cell-address="Hoja1.K42" table:end-x="0.19cm" table:end-y="0.251cm" draw:z-index="0" draw:style-name="gr1" svg:width="15.999cm" svg:height="8.999cm" svg:x="2.256cm" svg:y="0.146cm">
              <draw:object draw:notify-on-update-of-ranges="Hoja1.B2:Hoja1.B12 Hoja1.C1:Hoja1.C1 Hoja1.C2:Hoja1.C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1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iana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Q3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1"/>
        </table:table-row>
        <table:table-row table:style-name="ro1">
          <table:table-cell office:value-type="float" office:value="27">
            <text:p>27</text:p>
          </table:table-cell>
          <table:table-cell table:style-name="ce1"/>
          <table:table-cell table:number-columns-repeated="9"/>
          <table:table-cell table:style-name="ce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>
            <text:p>nij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X\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46:.H46])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47:.H47])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48:.H48])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49:.H49])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50:.H50])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51:.H51])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52:.H52])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C53:.H53])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54:.H54])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55:.H55])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56:.H56]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46:.C56])" office:value-type="float" office:value="1">
            <text:p>1</text:p>
          </table:table-cell>
          <table:table-cell table:formula="of:=SUM([.D46:.D56])" office:value-type="float" office:value="2">
            <text:p>2</text:p>
          </table:table-cell>
          <table:table-cell table:formula="of:=SUM([.E46:.E56])" office:value-type="float" office:value="2">
            <text:p>2</text:p>
          </table:table-cell>
          <table:table-cell table:formula="of:=SUM([.F46:.F56])" office:value-type="float" office:value="2">
            <text:p>2</text:p>
          </table:table-cell>
          <table:table-cell table:formula="of:=SUM([.G46:.G56])" office:value-type="float" office:value="2">
            <text:p>2</text:p>
          </table:table-cell>
          <table:table-cell table:formula="of:=SUM([.H46:.H56])" office:value-type="float" office:value="2">
            <text:p>2</text:p>
          </table:table-cell>
          <table:table-cell table:formula="of:=SUM([.C57:.H57])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eij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([.C$57]*[.$I46])/[.$I$57]" office:value-type="float" office:value="0.0909090909090909">
            <text:p>0,0909090909</text:p>
          </table:table-cell>
          <table:table-cell table:formula="of:=([.D$57]*[.$I46])/[.$I$57]" office:value-type="float" office:value="0.181818181818182">
            <text:p>0,1818181818</text:p>
          </table:table-cell>
          <table:table-cell table:formula="of:=([.E$57]*[.$I46])/[.$I$57]" office:value-type="float" office:value="0.181818181818182">
            <text:p>0,1818181818</text:p>
          </table:table-cell>
          <table:table-cell table:formula="of:=([.F$57]*[.$I46])/[.$I$57]" office:value-type="float" office:value="0.181818181818182">
            <text:p>0,1818181818</text:p>
          </table:table-cell>
          <table:table-cell table:formula="of:=([.G$57]*[.$I46])/[.$I$57]" office:value-type="float" office:value="0.181818181818182">
            <text:p>0,1818181818</text:p>
          </table:table-cell>
          <table:table-cell table:formula="of:=([.H$57]*[.$I46])/[.$I$57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$57]*[.$I47])/[.$I$57]" office:value-type="float" office:value="0.0909090909090909">
            <text:p>0,0909090909</text:p>
          </table:table-cell>
          <table:table-cell table:formula="of:=([.D$57]*[.$I47])/[.$I$57]" office:value-type="float" office:value="0.181818181818182">
            <text:p>0,1818181818</text:p>
          </table:table-cell>
          <table:table-cell table:formula="of:=([.E$57]*[.$I47])/[.$I$57]" office:value-type="float" office:value="0.181818181818182">
            <text:p>0,1818181818</text:p>
          </table:table-cell>
          <table:table-cell table:formula="of:=([.F$57]*[.$I47])/[.$I$57]" office:value-type="float" office:value="0.181818181818182">
            <text:p>0,1818181818</text:p>
          </table:table-cell>
          <table:table-cell table:formula="of:=([.G$57]*[.$I47])/[.$I$57]" office:value-type="float" office:value="0.181818181818182">
            <text:p>0,1818181818</text:p>
          </table:table-cell>
          <table:table-cell table:formula="of:=([.H$57]*[.$I47])/[.$I$57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$57]*[.$I48])/[.$I$57]" office:value-type="float" office:value="0.0909090909090909">
            <text:p>0,0909090909</text:p>
          </table:table-cell>
          <table:table-cell table:formula="of:=([.D$57]*[.$I48])/[.$I$57]" office:value-type="float" office:value="0.181818181818182">
            <text:p>0,1818181818</text:p>
          </table:table-cell>
          <table:table-cell table:formula="of:=([.E$57]*[.$I48])/[.$I$57]" office:value-type="float" office:value="0.181818181818182">
            <text:p>0,1818181818</text:p>
          </table:table-cell>
          <table:table-cell table:formula="of:=([.F$57]*[.$I48])/[.$I$57]" office:value-type="float" office:value="0.181818181818182">
            <text:p>0,1818181818</text:p>
          </table:table-cell>
          <table:table-cell table:formula="of:=([.G$57]*[.$I48])/[.$I$57]" office:value-type="float" office:value="0.181818181818182">
            <text:p>0,1818181818</text:p>
          </table:table-cell>
          <table:table-cell table:formula="of:=([.H$57]*[.$I48])/[.$I$57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$57]*[.$I49])/[.$I$57]" office:value-type="float" office:value="0.0909090909090909">
            <text:p>0,0909090909</text:p>
          </table:table-cell>
          <table:table-cell table:formula="of:=([.D$57]*[.$I49])/[.$I$57]" office:value-type="float" office:value="0.181818181818182">
            <text:p>0,1818181818</text:p>
          </table:table-cell>
          <table:table-cell table:formula="of:=([.E$57]*[.$I49])/[.$I$57]" office:value-type="float" office:value="0.181818181818182">
            <text:p>0,1818181818</text:p>
          </table:table-cell>
          <table:table-cell table:formula="of:=([.F$57]*[.$I49])/[.$I$57]" office:value-type="float" office:value="0.181818181818182">
            <text:p>0,1818181818</text:p>
          </table:table-cell>
          <table:table-cell table:formula="of:=([.G$57]*[.$I49])/[.$I$57]" office:value-type="float" office:value="0.181818181818182">
            <text:p>0,1818181818</text:p>
          </table:table-cell>
          <table:table-cell table:formula="of:=([.H$57]*[.$I49])/[.$I$57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$57]*[.$I50])/[.$I$57]" office:value-type="float" office:value="0.0909090909090909">
            <text:p>0,0909090909</text:p>
          </table:table-cell>
          <table:table-cell table:formula="of:=([.D$57]*[.$I50])/[.$I$57]" office:value-type="float" office:value="0.181818181818182">
            <text:p>0,1818181818</text:p>
          </table:table-cell>
          <table:table-cell table:formula="of:=([.E$57]*[.$I50])/[.$I$57]" office:value-type="float" office:value="0.181818181818182">
            <text:p>0,1818181818</text:p>
          </table:table-cell>
          <table:table-cell table:formula="of:=([.F$57]*[.$I50])/[.$I$57]" office:value-type="float" office:value="0.181818181818182">
            <text:p>0,1818181818</text:p>
          </table:table-cell>
          <table:table-cell table:formula="of:=([.G$57]*[.$I50])/[.$I$57]" office:value-type="float" office:value="0.181818181818182">
            <text:p>0,1818181818</text:p>
          </table:table-cell>
          <table:table-cell table:formula="of:=([.H$57]*[.$I50])/[.$I$57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$57]*[.$I51])/[.$I$57]" office:value-type="float" office:value="0.0909090909090909">
            <text:p>0,0909090909</text:p>
          </table:table-cell>
          <table:table-cell table:formula="of:=([.D$57]*[.$I51])/[.$I$57]" office:value-type="float" office:value="0.181818181818182">
            <text:p>0,1818181818</text:p>
          </table:table-cell>
          <table:table-cell table:formula="of:=([.E$57]*[.$I51])/[.$I$57]" office:value-type="float" office:value="0.181818181818182">
            <text:p>0,1818181818</text:p>
          </table:table-cell>
          <table:table-cell table:formula="of:=([.F$57]*[.$I51])/[.$I$57]" office:value-type="float" office:value="0.181818181818182">
            <text:p>0,1818181818</text:p>
          </table:table-cell>
          <table:table-cell table:formula="of:=([.G$57]*[.$I51])/[.$I$57]" office:value-type="float" office:value="0.181818181818182">
            <text:p>0,1818181818</text:p>
          </table:table-cell>
          <table:table-cell table:formula="of:=([.H$57]*[.$I51])/[.$I$57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$57]*[.$I52])/[.$I$57]" office:value-type="float" office:value="0.0909090909090909">
            <text:p>0,0909090909</text:p>
          </table:table-cell>
          <table:table-cell table:formula="of:=([.D$57]*[.$I52])/[.$I$57]" office:value-type="float" office:value="0.181818181818182">
            <text:p>0,1818181818</text:p>
          </table:table-cell>
          <table:table-cell table:formula="of:=([.E$57]*[.$I52])/[.$I$57]" office:value-type="float" office:value="0.181818181818182">
            <text:p>0,1818181818</text:p>
          </table:table-cell>
          <table:table-cell table:formula="of:=([.F$57]*[.$I52])/[.$I$57]" office:value-type="float" office:value="0.181818181818182">
            <text:p>0,1818181818</text:p>
          </table:table-cell>
          <table:table-cell table:formula="of:=([.G$57]*[.$I52])/[.$I$57]" office:value-type="float" office:value="0.181818181818182">
            <text:p>0,1818181818</text:p>
          </table:table-cell>
          <table:table-cell table:formula="of:=([.H$57]*[.$I52])/[.$I$57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$57]*[.$I53])/[.$I$57]" office:value-type="float" office:value="0.0909090909090909">
            <text:p>0,0909090909</text:p>
          </table:table-cell>
          <table:table-cell table:formula="of:=([.D$57]*[.$I53])/[.$I$57]" office:value-type="float" office:value="0.181818181818182">
            <text:p>0,1818181818</text:p>
          </table:table-cell>
          <table:table-cell table:formula="of:=([.E$57]*[.$I53])/[.$I$57]" office:value-type="float" office:value="0.181818181818182">
            <text:p>0,1818181818</text:p>
          </table:table-cell>
          <table:table-cell table:formula="of:=([.F$57]*[.$I53])/[.$I$57]" office:value-type="float" office:value="0.181818181818182">
            <text:p>0,1818181818</text:p>
          </table:table-cell>
          <table:table-cell table:formula="of:=([.G$57]*[.$I53])/[.$I$57]" office:value-type="float" office:value="0.181818181818182">
            <text:p>0,1818181818</text:p>
          </table:table-cell>
          <table:table-cell table:formula="of:=([.H$57]*[.$I53])/[.$I$57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$57]*[.$I54])/[.$I$57]" office:value-type="float" office:value="0.0909090909090909">
            <text:p>0,0909090909</text:p>
          </table:table-cell>
          <table:table-cell table:formula="of:=([.D$57]*[.$I54])/[.$I$57]" office:value-type="float" office:value="0.181818181818182">
            <text:p>0,1818181818</text:p>
          </table:table-cell>
          <table:table-cell table:formula="of:=([.E$57]*[.$I54])/[.$I$57]" office:value-type="float" office:value="0.181818181818182">
            <text:p>0,1818181818</text:p>
          </table:table-cell>
          <table:table-cell table:formula="of:=([.F$57]*[.$I54])/[.$I$57]" office:value-type="float" office:value="0.181818181818182">
            <text:p>0,1818181818</text:p>
          </table:table-cell>
          <table:table-cell table:formula="of:=([.G$57]*[.$I54])/[.$I$57]" office:value-type="float" office:value="0.181818181818182">
            <text:p>0,1818181818</text:p>
          </table:table-cell>
          <table:table-cell table:formula="of:=([.H$57]*[.$I54])/[.$I$57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$57]*[.$I55])/[.$I$57]" office:value-type="float" office:value="0.0909090909090909">
            <text:p>0,0909090909</text:p>
          </table:table-cell>
          <table:table-cell table:formula="of:=([.D$57]*[.$I55])/[.$I$57]" office:value-type="float" office:value="0.181818181818182">
            <text:p>0,1818181818</text:p>
          </table:table-cell>
          <table:table-cell table:formula="of:=([.E$57]*[.$I55])/[.$I$57]" office:value-type="float" office:value="0.181818181818182">
            <text:p>0,1818181818</text:p>
          </table:table-cell>
          <table:table-cell table:formula="of:=([.F$57]*[.$I55])/[.$I$57]" office:value-type="float" office:value="0.181818181818182">
            <text:p>0,1818181818</text:p>
          </table:table-cell>
          <table:table-cell table:formula="of:=([.G$57]*[.$I55])/[.$I$57]" office:value-type="float" office:value="0.181818181818182">
            <text:p>0,1818181818</text:p>
          </table:table-cell>
          <table:table-cell table:formula="of:=([.H$57]*[.$I55])/[.$I$57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$57]*[.$I56])/[.$I$57]" office:value-type="float" office:value="0.0909090909090909">
            <text:p>0,0909090909</text:p>
          </table:table-cell>
          <table:table-cell table:formula="of:=([.D$57]*[.$I56])/[.$I$57]" office:value-type="float" office:value="0.181818181818182">
            <text:p>0,1818181818</text:p>
          </table:table-cell>
          <table:table-cell table:formula="of:=([.E$57]*[.$I56])/[.$I$57]" office:value-type="float" office:value="0.181818181818182">
            <text:p>0,1818181818</text:p>
          </table:table-cell>
          <table:table-cell table:formula="of:=([.F$57]*[.$I56])/[.$I$57]" office:value-type="float" office:value="0.181818181818182">
            <text:p>0,1818181818</text:p>
          </table:table-cell>
          <table:table-cell table:formula="of:=([.G$57]*[.$I56])/[.$I$57]" office:value-type="float" office:value="0.181818181818182">
            <text:p>0,1818181818</text:p>
          </table:table-cell>
          <table:table-cell table:formula="of:=([.H$57]*[.$I56])/[.$I$57]" office:value-type="float" office:value="0.181818181818182">
            <text:p>0,1818181818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(nij-eij)^2/eij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([.C60]-[.C46])^2/[.C60]" office:value-type="float" office:value="0.0909090909090909">
            <text:p>0,0909090909</text:p>
          </table:table-cell>
          <table:table-cell table:formula="of:=([.D60]-[.D46])^2/[.D60]" office:value-type="float" office:value="0.181818181818182">
            <text:p>0,1818181818</text:p>
          </table:table-cell>
          <table:table-cell table:formula="of:=([.E60]-[.E46])^2/[.E60]" office:value-type="float" office:value="0.181818181818182">
            <text:p>0,1818181818</text:p>
          </table:table-cell>
          <table:table-cell table:formula="of:=([.F60]-[.F46])^2/[.F60]" office:value-type="float" office:value="0.181818181818182">
            <text:p>0,1818181818</text:p>
          </table:table-cell>
          <table:table-cell table:formula="of:=([.G60]-[.G46])^2/[.G60]" office:value-type="float" office:value="0.181818181818182">
            <text:p>0,1818181818</text:p>
          </table:table-cell>
          <table:table-cell table:formula="of:=([.H60]-[.H46])^2/[.H60]" office:value-type="float" office:value="3.68181818181818">
            <text:p>3,6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61]-[.C47])^2/[.C61]" office:value-type="float" office:value="0.0909090909090909">
            <text:p>0,0909090909</text:p>
          </table:table-cell>
          <table:table-cell table:formula="of:=([.D61]-[.D47])^2/[.D61]" office:value-type="float" office:value="0.181818181818182">
            <text:p>0,1818181818</text:p>
          </table:table-cell>
          <table:table-cell table:formula="of:=([.E61]-[.E47])^2/[.E61]" office:value-type="float" office:value="0.181818181818182">
            <text:p>0,1818181818</text:p>
          </table:table-cell>
          <table:table-cell table:formula="of:=([.F61]-[.F47])^2/[.F61]" office:value-type="float" office:value="0.181818181818182">
            <text:p>0,1818181818</text:p>
          </table:table-cell>
          <table:table-cell table:formula="of:=([.G61]-[.G47])^2/[.G61]" office:value-type="float" office:value="3.68181818181818">
            <text:p>3,6818181818</text:p>
          </table:table-cell>
          <table:table-cell table:formula="of:=([.H61]-[.H47])^2/[.H61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62]-[.C48])^2/[.C62]" office:value-type="float" office:value="0.0909090909090909">
            <text:p>0,0909090909</text:p>
          </table:table-cell>
          <table:table-cell table:formula="of:=([.D62]-[.D48])^2/[.D62]" office:value-type="float" office:value="0.181818181818182">
            <text:p>0,1818181818</text:p>
          </table:table-cell>
          <table:table-cell table:formula="of:=([.E62]-[.E48])^2/[.E62]" office:value-type="float" office:value="0.181818181818182">
            <text:p>0,1818181818</text:p>
          </table:table-cell>
          <table:table-cell table:formula="of:=([.F62]-[.F48])^2/[.F62]" office:value-type="float" office:value="3.68181818181818">
            <text:p>3,6818181818</text:p>
          </table:table-cell>
          <table:table-cell table:formula="of:=([.G62]-[.G48])^2/[.G62]" office:value-type="float" office:value="0.181818181818182">
            <text:p>0,1818181818</text:p>
          </table:table-cell>
          <table:table-cell table:formula="of:=([.H62]-[.H48])^2/[.H62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63]-[.C49])^2/[.C63]" office:value-type="float" office:value="0.0909090909090909">
            <text:p>0,0909090909</text:p>
          </table:table-cell>
          <table:table-cell table:formula="of:=([.D63]-[.D49])^2/[.D63]" office:value-type="float" office:value="0.181818181818182">
            <text:p>0,1818181818</text:p>
          </table:table-cell>
          <table:table-cell table:formula="of:=([.E63]-[.E49])^2/[.E63]" office:value-type="float" office:value="3.68181818181818">
            <text:p>3,6818181818</text:p>
          </table:table-cell>
          <table:table-cell table:formula="of:=([.F63]-[.F49])^2/[.F63]" office:value-type="float" office:value="0.181818181818182">
            <text:p>0,1818181818</text:p>
          </table:table-cell>
          <table:table-cell table:formula="of:=([.G63]-[.G49])^2/[.G63]" office:value-type="float" office:value="0.181818181818182">
            <text:p>0,1818181818</text:p>
          </table:table-cell>
          <table:table-cell table:formula="of:=([.H63]-[.H49])^2/[.H63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64]-[.C50])^2/[.C64]" office:value-type="float" office:value="0.0909090909090909">
            <text:p>0,0909090909</text:p>
          </table:table-cell>
          <table:table-cell table:formula="of:=([.D64]-[.D50])^2/[.D64]" office:value-type="float" office:value="3.68181818181818">
            <text:p>3,6818181818</text:p>
          </table:table-cell>
          <table:table-cell table:formula="of:=([.E64]-[.E50])^2/[.E64]" office:value-type="float" office:value="0.181818181818182">
            <text:p>0,1818181818</text:p>
          </table:table-cell>
          <table:table-cell table:formula="of:=([.F64]-[.F50])^2/[.F64]" office:value-type="float" office:value="0.181818181818182">
            <text:p>0,1818181818</text:p>
          </table:table-cell>
          <table:table-cell table:formula="of:=([.G64]-[.G50])^2/[.G64]" office:value-type="float" office:value="0.181818181818182">
            <text:p>0,1818181818</text:p>
          </table:table-cell>
          <table:table-cell table:formula="of:=([.H64]-[.H50])^2/[.H64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65]-[.C51])^2/[.C65]" office:value-type="float" office:value="9.09090909090909">
            <text:p>9,0909090909</text:p>
          </table:table-cell>
          <table:table-cell table:formula="of:=([.D65]-[.D51])^2/[.D65]" office:value-type="float" office:value="0.181818181818182">
            <text:p>0,1818181818</text:p>
          </table:table-cell>
          <table:table-cell table:formula="of:=([.E65]-[.E51])^2/[.E65]" office:value-type="float" office:value="0.181818181818182">
            <text:p>0,1818181818</text:p>
          </table:table-cell>
          <table:table-cell table:formula="of:=([.F65]-[.F51])^2/[.F65]" office:value-type="float" office:value="0.181818181818182">
            <text:p>0,1818181818</text:p>
          </table:table-cell>
          <table:table-cell table:formula="of:=([.G65]-[.G51])^2/[.G65]" office:value-type="float" office:value="0.181818181818182">
            <text:p>0,1818181818</text:p>
          </table:table-cell>
          <table:table-cell table:formula="of:=([.H65]-[.H51])^2/[.H65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66]-[.C52])^2/[.C66]" office:value-type="float" office:value="0.0909090909090909">
            <text:p>0,0909090909</text:p>
          </table:table-cell>
          <table:table-cell table:formula="of:=([.D66]-[.D52])^2/[.D66]" office:value-type="float" office:value="3.68181818181818">
            <text:p>3,6818181818</text:p>
          </table:table-cell>
          <table:table-cell table:formula="of:=([.E66]-[.E52])^2/[.E66]" office:value-type="float" office:value="0.181818181818182">
            <text:p>0,1818181818</text:p>
          </table:table-cell>
          <table:table-cell table:formula="of:=([.F66]-[.F52])^2/[.F66]" office:value-type="float" office:value="0.181818181818182">
            <text:p>0,1818181818</text:p>
          </table:table-cell>
          <table:table-cell table:formula="of:=([.G66]-[.G52])^2/[.G66]" office:value-type="float" office:value="0.181818181818182">
            <text:p>0,1818181818</text:p>
          </table:table-cell>
          <table:table-cell table:formula="of:=([.H66]-[.H52])^2/[.H66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67]-[.C53])^2/[.C67]" office:value-type="float" office:value="0.0909090909090909">
            <text:p>0,0909090909</text:p>
          </table:table-cell>
          <table:table-cell table:formula="of:=([.D67]-[.D53])^2/[.D67]" office:value-type="float" office:value="0.181818181818182">
            <text:p>0,1818181818</text:p>
          </table:table-cell>
          <table:table-cell table:formula="of:=([.E67]-[.E53])^2/[.E67]" office:value-type="float" office:value="3.68181818181818">
            <text:p>3,6818181818</text:p>
          </table:table-cell>
          <table:table-cell table:formula="of:=([.F67]-[.F53])^2/[.F67]" office:value-type="float" office:value="0.181818181818182">
            <text:p>0,1818181818</text:p>
          </table:table-cell>
          <table:table-cell table:formula="of:=([.G67]-[.G53])^2/[.G67]" office:value-type="float" office:value="0.181818181818182">
            <text:p>0,1818181818</text:p>
          </table:table-cell>
          <table:table-cell table:formula="of:=([.H67]-[.H53])^2/[.H67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68]-[.C54])^2/[.C68]" office:value-type="float" office:value="0.0909090909090909">
            <text:p>0,0909090909</text:p>
          </table:table-cell>
          <table:table-cell table:formula="of:=([.D68]-[.D54])^2/[.D68]" office:value-type="float" office:value="0.181818181818182">
            <text:p>0,1818181818</text:p>
          </table:table-cell>
          <table:table-cell table:formula="of:=([.E68]-[.E54])^2/[.E68]" office:value-type="float" office:value="0.181818181818182">
            <text:p>0,1818181818</text:p>
          </table:table-cell>
          <table:table-cell table:formula="of:=([.F68]-[.F54])^2/[.F68]" office:value-type="float" office:value="3.68181818181818">
            <text:p>3,6818181818</text:p>
          </table:table-cell>
          <table:table-cell table:formula="of:=([.G68]-[.G54])^2/[.G68]" office:value-type="float" office:value="0.181818181818182">
            <text:p>0,1818181818</text:p>
          </table:table-cell>
          <table:table-cell table:formula="of:=([.H68]-[.H54])^2/[.H68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69]-[.C55])^2/[.C69]" office:value-type="float" office:value="0.0909090909090909">
            <text:p>0,0909090909</text:p>
          </table:table-cell>
          <table:table-cell table:formula="of:=([.D69]-[.D55])^2/[.D69]" office:value-type="float" office:value="0.181818181818182">
            <text:p>0,1818181818</text:p>
          </table:table-cell>
          <table:table-cell table:formula="of:=([.E69]-[.E55])^2/[.E69]" office:value-type="float" office:value="0.181818181818182">
            <text:p>0,1818181818</text:p>
          </table:table-cell>
          <table:table-cell table:formula="of:=([.F69]-[.F55])^2/[.F69]" office:value-type="float" office:value="0.181818181818182">
            <text:p>0,1818181818</text:p>
          </table:table-cell>
          <table:table-cell table:formula="of:=([.G69]-[.G55])^2/[.G69]" office:value-type="float" office:value="3.68181818181818">
            <text:p>3,6818181818</text:p>
          </table:table-cell>
          <table:table-cell table:formula="of:=([.H69]-[.H55])^2/[.H69]" office:value-type="float" office:value="0.181818181818182">
            <text:p>0,18181818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70]-[.C56])^2/[.C70]" office:value-type="float" office:value="0.0909090909090909">
            <text:p>0,0909090909</text:p>
          </table:table-cell>
          <table:table-cell table:formula="of:=([.D70]-[.D56])^2/[.D70]" office:value-type="float" office:value="0.181818181818182">
            <text:p>0,1818181818</text:p>
          </table:table-cell>
          <table:table-cell table:formula="of:=([.E70]-[.E56])^2/[.E70]" office:value-type="float" office:value="0.181818181818182">
            <text:p>0,1818181818</text:p>
          </table:table-cell>
          <table:table-cell table:formula="of:=([.F70]-[.F56])^2/[.F70]" office:value-type="float" office:value="0.181818181818182">
            <text:p>0,1818181818</text:p>
          </table:table-cell>
          <table:table-cell table:formula="of:=([.G70]-[.G56])^2/[.G70]" office:value-type="float" office:value="0.181818181818182">
            <text:p>0,1818181818</text:p>
          </table:table-cell>
          <table:table-cell table:formula="of:=([.H70]-[.H56])^2/[.H70]" office:value-type="float" office:value="3.68181818181818">
            <text:p>3,68181818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hi^2</text:p>
          </table:table-cell>
          <table:table-cell table:formula="of:=SUM([.C74:.H84])" office:value-type="float" office:value="55">
            <text:p>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</text:p>
          </table:table-cell>
          <table:table-cell table:formula="of:=SQRT([.C86]/([.C86]+[.I57]))" office:value-type="float" office:value="0.912870929175277">
            <text:p>0,91287092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max</text:p>
          </table:table-cell>
          <table:table-cell table:formula="of:=SQRT(1-1/6)" office:value-type="float" office:value="0.912870929175277">
            <text:p>0,9128709292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C/Cma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àxima dependència entre les variables.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Comparant amb r i observant el diagrama de dispersió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observam que hi ha una forta relació entre les variables,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malgrat que aquesta no és lineal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3">
          <table:table-cell/>
          <table:table-cell office:value-type="string">
            <text:p>nij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X\Y</text:p>
          </table:table-cell>
          <table:table-cell office:value-type="string">
            <text:p>&lt;=10</text:p>
          </table:table-cell>
          <table:table-cell office:value-type="string">
            <text:p>&gt; 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&lt;=10</text:p>
          </table:table-cell>
          <table:table-cell table:number-columns-repeated="2" office:value-type="float" office:value="3">
            <text:p>3</text:p>
          </table:table-cell>
          <table:table-cell table:formula="of:=SUM([.C97:.D97])" office:value-type="float" office:value="6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&gt; 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C98:.D98])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97:.C98])" office:value-type="float" office:value="5">
            <text:p>5</text:p>
          </table:table-cell>
          <table:table-cell table:formula="of:=SUM([.D97:.D98])" office:value-type="float" office:value="6">
            <text:p>6</text:p>
          </table:table-cell>
          <table:table-cell table:formula="of:=SUM([.E97:.E98])" office:value-type="float" office:value="11">
            <text:p>1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3">
          <table:table-cell/>
          <table:table-cell office:value-type="string">
            <text:p>eij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([.C$99]*[.$E97]/[.$E$99])" office:value-type="float" office:value="2.72727272727273">
            <text:p>2,7272727273</text:p>
          </table:table-cell>
          <table:table-cell table:formula="of:=([.D$99]*[.$E97]/[.$E$99])" office:value-type="float" office:value="3.27272727272727">
            <text:p>3,27272727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([.C$99]*[.$E98]/[.$E$99])" office:value-type="float" office:value="2.27272727272727">
            <text:p>2,2727272727</text:p>
          </table:table-cell>
          <table:table-cell table:formula="of:=([.D$99]*[.$E98]/[.$E$99])" office:value-type="float" office:value="2.72727272727273">
            <text:p>2,727272727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3">
          <table:table-cell/>
          <table:table-cell office:value-type="string">
            <text:p>(nij-eij)^2/eij</text:p>
          </table:table-cell>
          <table:table-cell table:formula="of:=(([.C102]-[.C97])^2)/[.C102]" office:value-type="float" office:value="0.0272727272727273">
            <text:p>0,0272727273</text:p>
          </table:table-cell>
          <table:table-cell table:formula="of:=(([.D102]-[.D97])^2)/[.D102]" office:value-type="float" office:value="0.0227272727272728">
            <text:p>0,02272727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(([.C103]-[.C98])^2)/[.C103]" office:value-type="float" office:value="0.0327272727272728">
            <text:p>0,0327272727</text:p>
          </table:table-cell>
          <table:table-cell table:formula="of:=(([.D103]-[.D98])^2)/[.D103]" office:value-type="float" office:value="0.0272727272727273">
            <text:p>0,027272727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Chi^2</text:p>
          </table:table-cell>
          <table:table-cell table:formula="of:=SUM([.C105:.D106])" office:value-type="float" office:value="0.11">
            <text:p>0,1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</text:p>
          </table:table-cell>
          <table:table-cell table:formula="of:=SQRT([.C108]/([.E99]+[.C108]))" office:value-type="float" office:value="0.099503719020999">
            <text:p>0,099503719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Cmax</text:p>
          </table:table-cell>
          <table:table-cell table:formula="of:=SQRT(1-1/2)" office:value-type="float" office:value="0.707106781186548">
            <text:p>0,7071067812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C/Cmax</text:p>
          </table:table-cell>
          <table:table-cell table:formula="of:=[.C109]/[.C110]" office:value-type="float" office:value="0.140719508946058">
            <text:p>0,1407195089</text:p>
          </table:table-cell>
          <table:table-cell table:number-columns-repeated="9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A26:Hoja1.A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21/03/2013</text:date>, <text:time>13:39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3-03-18T11:05:06</meta:creation-date>
    <dc:date>2013-03-21T13:39:51</dc:date>
    <dc:creator>José Luis Lisani</dc:creator>
    <meta:editing-duration>PT9M37S</meta:editing-duration>
    <meta:editing-cycles>3</meta:editing-cycles>
    <meta:generator>OpenOffice.org/3.3$Unix OpenOffice.org_project/330m20$Build-9567</meta:generator>
    <meta:document-statistic meta:table-count="3" meta:cell-count="3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B1:Hoja1.C12" chart:data-source-has-labels="both" svg:x="0.77cm" svg:y="0.855cm" svg:width="14.59cm" svg:height="7.545cm">
          <chartooo:coordinate-region svg:x="1.416cm" svg:y="1.054cm" svg:width="13.745cm" svg:height="6.701cm"/>
          <chart:axis chart:dimension="x" chart:name="primary-x" chart:style-name="ch3">
            <chart:categories table:cell-range-address="Hoja1.B2:Hoja1.B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Hoja1.C2:Hoja1.C12" chart:label-cell-address="Hoja1.C1:Hoja1.C1" chart:class="chart:scatter">
            <chart:regression-curve chart:style-name="ch6">
              <chart:equation chart:display-r-square="true"/>
            </chart:regression-curve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</text:p>
                <draw:g>
                  <svg:desc>Hoja1.B2:Hoja1.B12</svg:desc>
                </draw:g>
              </table:table-cell>
              <table:table-cell office:value-type="float" office:value="27">
                <text:p>27</text:p>
                <draw:g>
                  <svg:desc>Hoja1.C2:Hoja1.C12</svg:desc>
                </draw:g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